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5.853cm" table:align="left"/>
    </style:style>
    <style:style style:name="Tabla1.A" style:family="table-column">
      <style:table-column-properties style:column-width="0.748cm"/>
    </style:style>
    <style:style style:name="Tabla1.C" style:family="table-column">
      <style:table-column-properties style:column-width="0.536cm"/>
    </style:style>
    <style:style style:name="Tabla1.D" style:family="table-column">
      <style:table-column-properties style:column-width="0.561cm"/>
    </style:style>
    <style:style style:name="Tabla1.E" style:family="table-column">
      <style:table-column-properties style:column-width="1.595cm"/>
    </style:style>
    <style:style style:name="Tabla1.F" style:family="table-column">
      <style:table-column-properties style:column-width="1.665cm"/>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F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none" fo:border-top="none" fo:border-bottom="0.05pt solid #000000"/>
    </style:style>
    <style:style style:name="Tabla1.F5" style:family="table-cell">
      <style:table-cell-properties fo:padding="0.097cm" fo:border-left="0.05pt solid #000000" fo:border-right="0.05pt solid #000000" fo:border-top="none" fo:border-bottom="0.05pt solid #000000"/>
    </style:style>
    <style:style style:name="Tabla2" style:family="table">
      <style:table-properties style:width="12.85cm" table:align="center" style:shadow="none"/>
    </style:style>
    <style:style style:name="Tabla2.A" style:family="table-column">
      <style:table-column-properties style:column-width="3.944cm"/>
    </style:style>
    <style:style style:name="Tabla2.C" style:family="table-column">
      <style:table-column-properties style:column-width="4.962cm"/>
    </style:style>
    <style:style style:name="Tabla2.A1" style:family="table-cell">
      <style:table-cell-properties fo:background-color="#999999"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2.C2" style:family="table-cell">
      <style:table-cell-properties fo:background-color="transparent" style:border-line-width-bottom="0.018cm 0.018cm 0.018cm" fo:padding="0.097cm" fo:border-left="none" fo:border-right="none" fo:border-top="none" fo:border-bottom="1.5pt double #000000">
        <style:background-image/>
      </style:table-cell-properties>
    </style:style>
    <style:style style:name="P1" style:family="paragraph" style:parent-style-name="Standard">
      <style:text-properties officeooo:rsid="001b7d1e" officeooo:paragraph-rsid="001b7d1e"/>
    </style:style>
    <style:style style:name="P2" style:family="paragraph" style:parent-style-name="Standard">
      <style:paragraph-properties fo:text-align="center" style:justify-single-word="false"/>
      <style:text-properties officeooo:rsid="001b7d1e" officeooo:paragraph-rsid="001b7d1e"/>
    </style:style>
    <style:style style:name="P3" style:family="paragraph" style:parent-style-name="Standard">
      <style:text-properties officeooo:rsid="001d5c59" officeooo:paragraph-rsid="001d5c59"/>
    </style:style>
    <style:style style:name="P4" style:family="paragraph" style:parent-style-name="Standard">
      <style:text-properties officeooo:rsid="001f2b18" officeooo:paragraph-rsid="001f2b18"/>
    </style:style>
    <style:style style:name="P5" style:family="paragraph" style:parent-style-name="Standard">
      <style:text-properties style:text-underline-style="solid" style:text-underline-width="auto" style:text-underline-color="font-color" officeooo:rsid="001d5c59" officeooo:paragraph-rsid="001d5c59"/>
    </style:style>
    <style:style style:name="P6" style:family="paragraph" style:parent-style-name="Standard">
      <style:text-properties style:text-underline-style="solid" style:text-underline-width="auto" style:text-underline-color="font-color" officeooo:rsid="001b7d1e" officeooo:paragraph-rsid="001b7d1e"/>
    </style:style>
    <style:style style:name="P7" style:family="paragraph" style:parent-style-name="Standard">
      <style:text-properties style:text-underline-style="solid" style:text-underline-width="auto" style:text-underline-color="font-color" officeooo:rsid="001f2b18" officeooo:paragraph-rsid="001f2b18"/>
    </style:style>
    <style:style style:name="P8" style:family="paragraph" style:parent-style-name="Standard">
      <style:text-properties style:text-underline-style="solid" style:text-underline-width="auto" style:text-underline-color="font-color" officeooo:rsid="0021d990" officeooo:paragraph-rsid="0021d990"/>
    </style:style>
    <style:style style:name="P9" style:family="paragraph" style:parent-style-name="Standard">
      <style:text-properties officeooo:rsid="0021d990" officeooo:paragraph-rsid="0021d990"/>
    </style:style>
    <style:style style:name="P10" style:family="paragraph" style:parent-style-name="Standard">
      <style:text-properties fo:font-weight="bold" officeooo:rsid="0021d990" officeooo:paragraph-rsid="0021d990" style:font-weight-asian="bold" style:font-weight-complex="bold"/>
    </style:style>
    <style:style style:name="P11" style:family="paragraph" style:parent-style-name="Standard">
      <style:text-properties officeooo:rsid="0027d2f4" officeooo:paragraph-rsid="0027d2f4"/>
    </style:style>
    <style:style style:name="P12" style:family="paragraph" style:parent-style-name="Standard">
      <style:text-properties officeooo:rsid="0029de0b" officeooo:paragraph-rsid="0029de0b"/>
    </style:style>
    <style:style style:name="P13" style:family="paragraph" style:parent-style-name="Standard">
      <style:text-properties style:font-name="Times New Roman" officeooo:rsid="0027d2f4" officeooo:paragraph-rsid="0027d2f4" style:font-name-asian="Andale Sans UI" style:font-name-complex="Tahoma"/>
    </style:style>
    <style:style style:name="P14" style:family="paragraph" style:parent-style-name="Standard">
      <style:text-properties style:font-name="Times New Roman" officeooo:rsid="002ae975" officeooo:paragraph-rsid="002ae975" style:font-name-asian="Andale Sans UI" style:font-name-complex="Tahoma"/>
    </style:style>
    <style:style style:name="P15" style:family="paragraph" style:parent-style-name="Standard">
      <style:text-properties style:font-name="Times New Roman" officeooo:rsid="002cc52f" officeooo:paragraph-rsid="002cc52f" style:font-name-asian="Andale Sans UI" style:font-name-complex="Tahoma"/>
    </style:style>
    <style:style style:name="P16" style:family="paragraph" style:parent-style-name="Standard">
      <style:paragraph-properties fo:text-align="start" style:justify-single-word="false"/>
      <style:text-properties style:font-name="Times New Roman" officeooo:rsid="002cc52f" officeooo:paragraph-rsid="002cc52f" style:font-name-asian="Andale Sans UI" style:font-name-complex="Tahoma"/>
    </style:style>
    <style:style style:name="P17" style:family="paragraph" style:parent-style-name="Standard">
      <style:paragraph-properties fo:text-align="start" style:justify-single-word="false"/>
      <style:text-properties style:font-name="Times New Roman" officeooo:rsid="002f0af0" officeooo:paragraph-rsid="002f0af0" style:font-name-asian="Andale Sans UI" style:font-name-complex="Tahoma"/>
    </style:style>
    <style:style style:name="P18" style:family="paragraph" style:parent-style-name="Standard">
      <style:paragraph-properties fo:text-align="start" style:justify-single-word="false"/>
      <style:text-properties style:font-name="Times New Roman" officeooo:rsid="003259af" officeooo:paragraph-rsid="003259af" style:font-name-asian="Andale Sans UI" style:font-name-complex="Tahoma"/>
    </style:style>
    <style:style style:name="P19" style:family="paragraph" style:parent-style-name="Standard">
      <style:paragraph-properties fo:text-align="start" style:justify-single-word="false"/>
      <style:text-properties style:font-name="Times New Roman" officeooo:rsid="00346a2d" officeooo:paragraph-rsid="00346a2d" style:font-name-asian="Andale Sans UI" style:font-name-complex="Tahoma"/>
    </style:style>
    <style:style style:name="P20" style:family="paragraph" style:parent-style-name="Standard">
      <style:text-properties style:font-name="Times New Roman" fo:font-weight="bold" officeooo:rsid="00346a2d" officeooo:paragraph-rsid="00346a2d" style:font-name-asian="Andale Sans UI" style:font-weight-asian="bold" style:font-name-complex="Tahoma" style:font-weight-complex="bold"/>
    </style:style>
    <style:style style:name="P21" style:family="paragraph" style:parent-style-name="Standard">
      <style:text-properties style:font-name="Times New Roman" style:text-underline-style="none" fo:font-weight="normal" officeooo:rsid="003f3ab9" officeooo:paragraph-rsid="003f3ab9" style:font-name-asian="Andale Sans UI" style:font-weight-asian="normal" style:font-name-complex="Tahoma" style:font-weight-complex="normal"/>
    </style:style>
    <style:style style:name="P22" style:family="paragraph" style:parent-style-name="Standard">
      <style:text-properties style:font-name="Times New Roman" style:text-underline-style="none" fo:font-weight="normal" officeooo:rsid="00405bfa" officeooo:paragraph-rsid="00405bfa" style:font-name-asian="Andale Sans UI" style:font-weight-asian="normal" style:font-name-complex="Tahoma" style:font-weight-complex="normal"/>
    </style:style>
    <style:style style:name="P23" style:family="paragraph" style:parent-style-name="Standard">
      <style:text-properties style:font-name="Times New Roman" style:text-underline-style="none" fo:font-weight="normal" officeooo:rsid="0040b04e" officeooo:paragraph-rsid="0040b04e" style:font-name-asian="Andale Sans UI" style:font-weight-asian="normal" style:font-name-complex="Tahoma" style:font-weight-complex="normal"/>
    </style:style>
    <style:style style:name="P24" style:family="paragraph" style:parent-style-name="Standard">
      <style:text-properties style:font-name="Times New Roman" style:text-underline-style="none" fo:font-weight="normal" officeooo:rsid="00425706" officeooo:paragraph-rsid="00425706" style:font-name-asian="Andale Sans UI" style:font-weight-asian="normal" style:font-name-complex="Tahoma" style:font-weight-complex="normal"/>
    </style:style>
    <style:style style:name="P25" style:family="paragraph" style:parent-style-name="Standard">
      <style:text-properties style:font-name="Times New Roman" style:text-underline-style="none" fo:font-weight="normal" officeooo:rsid="0042a58b" officeooo:paragraph-rsid="0042a58b" style:font-name-asian="Andale Sans UI" style:font-weight-asian="normal" style:font-name-complex="Tahoma" style:font-weight-complex="normal"/>
    </style:style>
    <style:style style:name="P26" style:family="paragraph" style:parent-style-name="Standard">
      <style:text-properties style:font-name="Times New Roman" style:text-underline-style="none" fo:font-weight="normal" officeooo:rsid="004310c2" officeooo:paragraph-rsid="004310c2" style:font-name-asian="Andale Sans UI" style:font-weight-asian="normal" style:font-name-complex="Tahoma" style:font-weight-complex="normal"/>
    </style:style>
    <style:style style:name="P27" style:family="paragraph" style:parent-style-name="Standard">
      <style:text-properties style:font-name="Times New Roman" style:text-underline-style="none" fo:font-weight="normal" officeooo:rsid="00459ce4" officeooo:paragraph-rsid="00459ce4" style:font-name-asian="Andale Sans UI" style:font-weight-asian="normal" style:font-name-complex="Tahoma" style:font-weight-complex="normal"/>
    </style:style>
    <style:style style:name="P28" style:family="paragraph" style:parent-style-name="Standard">
      <style:text-properties style:font-name="Times New Roman" style:text-underline-style="none" fo:font-weight="normal" officeooo:rsid="00469ee2" officeooo:paragraph-rsid="00459ce4" style:font-name-asian="Andale Sans UI" style:font-weight-asian="normal" style:font-name-complex="Tahoma" style:font-weight-complex="normal"/>
    </style:style>
    <style:style style:name="P29" style:family="paragraph" style:parent-style-name="Standard">
      <style:text-properties style:font-name="Times New Roman" style:text-underline-style="none" fo:font-weight="normal" officeooo:rsid="00490168" officeooo:paragraph-rsid="00490168" style:font-name-asian="Andale Sans UI" style:font-weight-asian="normal" style:font-name-complex="Tahoma" style:font-weight-complex="normal"/>
    </style:style>
    <style:style style:name="P30" style:family="paragraph" style:parent-style-name="Standard">
      <style:text-properties style:font-name="Times New Roman" style:text-underline-style="none" fo:font-weight="normal" officeooo:rsid="0049fddd" officeooo:paragraph-rsid="0049fddd" style:font-name-asian="Andale Sans UI" style:font-weight-asian="normal" style:font-name-complex="Tahoma" style:font-weight-complex="normal"/>
    </style:style>
    <style:style style:name="P31" style:family="paragraph" style:parent-style-name="Table_20_Contents">
      <style:paragraph-properties fo:text-align="center" style:justify-single-word="false"/>
      <style:text-properties style:font-name="Times New Roman" officeooo:rsid="002d7687" officeooo:paragraph-rsid="002d7687" style:font-name-asian="Andale Sans UI" style:font-name-complex="Tahoma"/>
    </style:style>
    <style:style style:name="P32" style:family="paragraph" style:parent-style-name="Table_20_Contents">
      <style:paragraph-properties fo:text-align="center" style:justify-single-word="false"/>
      <style:text-properties style:font-name="Times New Roman" fo:font-weight="bold" officeooo:rsid="002d7687" officeooo:paragraph-rsid="002d7687" style:font-name-asian="Andale Sans UI" style:font-weight-asian="bold" style:font-name-complex="Tahoma" style:font-weight-complex="bold"/>
    </style:style>
    <style:style style:name="P33" style:family="paragraph" style:parent-style-name="Table_20_Contents">
      <style:paragraph-properties fo:text-align="center" style:justify-single-word="false"/>
      <style:text-properties style:font-name="Times New Roman" fo:font-weight="bold" officeooo:rsid="0035c4fa" officeooo:paragraph-rsid="0035c4fa" style:font-name-asian="Andale Sans UI" style:font-weight-asian="bold" style:font-name-complex="Tahoma" style:font-weight-complex="bold"/>
    </style:style>
    <style:style style:name="P34" style:family="paragraph" style:parent-style-name="Table_20_Contents">
      <style:paragraph-properties fo:text-align="center" style:justify-single-word="false"/>
      <style:text-properties style:font-name="Times New Roman" fo:font-weight="bold" officeooo:rsid="0036cc02" officeooo:paragraph-rsid="0036cc02" style:font-name-asian="Andale Sans UI" style:font-weight-asian="bold" style:font-name-complex="Tahoma" style:font-weight-complex="bold"/>
    </style:style>
    <style:style style:name="P35" style:family="paragraph" style:parent-style-name="Standard" style:list-style-name="L1">
      <style:text-properties officeooo:rsid="001d5c59" officeooo:paragraph-rsid="001d5c59"/>
    </style:style>
    <style:style style:name="P36" style:family="paragraph" style:parent-style-name="Standard" style:list-style-name="L1">
      <style:text-properties officeooo:rsid="001f2b18" officeooo:paragraph-rsid="001f2b18"/>
    </style:style>
    <style:style style:name="P37" style:family="paragraph" style:parent-style-name="Standard" style:list-style-name="L2">
      <style:text-properties officeooo:rsid="001f2b18" officeooo:paragraph-rsid="001f2b18"/>
    </style:style>
    <style:style style:name="P38" style:family="paragraph" style:parent-style-name="Standard" style:list-style-name="L2">
      <style:text-properties officeooo:rsid="0020c6a5" officeooo:paragraph-rsid="0020c6a5"/>
    </style:style>
    <style:style style:name="P39" style:family="paragraph" style:parent-style-name="Standard" style:list-style-name="L3">
      <style:text-properties officeooo:rsid="0021d990" officeooo:paragraph-rsid="0021d990"/>
    </style:style>
    <style:style style:name="P40" style:family="paragraph" style:parent-style-name="Standard">
      <style:paragraph-properties fo:text-align="start" style:justify-single-word="false"/>
      <style:text-properties style:font-name="Times New Roman" officeooo:rsid="003d7c70" officeooo:paragraph-rsid="002cc52f" style:font-name-asian="Andale Sans UI" style:font-name-complex="Tahoma"/>
    </style:style>
    <style:style style:name="P41" style:family="paragraph" style:parent-style-name="Standard">
      <style:text-properties style:font-name="Times New Roman" officeooo:rsid="003d7c70" officeooo:paragraph-rsid="003d7c70" style:font-name-asian="Andale Sans UI" style:font-name-complex="Tahoma"/>
    </style:style>
    <style:style style:name="P42" style:family="paragraph" style:parent-style-name="Standard">
      <style:text-properties style:font-name="Times New Roman" officeooo:rsid="00346a2d" officeooo:paragraph-rsid="00372e70" style:font-name-asian="Andale Sans UI" style:font-name-complex="Tahoma"/>
    </style:style>
    <style:style style:name="P43" style:family="paragraph" style:parent-style-name="Standard">
      <style:text-properties style:font-name="Times New Roman" officeooo:rsid="00346a2d" officeooo:paragraph-rsid="0035c4fa" style:font-name-asian="Andale Sans UI" style:font-name-complex="Tahoma"/>
    </style:style>
    <style:style style:name="P44" style:family="paragraph" style:parent-style-name="Standard">
      <style:text-properties style:font-name="Times New Roman" officeooo:rsid="00346a2d" officeooo:paragraph-rsid="003d7c70" style:font-name-asian="Andale Sans UI" style:font-name-complex="Tahoma"/>
    </style:style>
    <style:style style:name="P45" style:family="paragraph" style:parent-style-name="Standard">
      <style:text-properties style:font-name="Times New Roman" officeooo:rsid="003875c0" officeooo:paragraph-rsid="003875c0" style:font-name-asian="Andale Sans UI" style:font-name-complex="Tahoma"/>
    </style:style>
    <style:style style:name="P46" style:family="paragraph" style:parent-style-name="Standard">
      <style:text-properties style:font-name="Times New Roman" officeooo:rsid="003875c0" officeooo:paragraph-rsid="003bd01e" style:font-name-asian="Andale Sans UI" style:font-name-complex="Tahoma"/>
    </style:style>
    <style:style style:name="P47" style:family="paragraph" style:parent-style-name="Standard">
      <style:text-properties style:font-name="Times New Roman" officeooo:rsid="003bd01e" officeooo:paragraph-rsid="003bd01e" style:font-name-asian="Andale Sans UI" style:font-name-complex="Tahoma"/>
    </style:style>
    <style:style style:name="P48" style:family="paragraph" style:parent-style-name="Standard">
      <style:text-properties style:font-name="Times New Roman" officeooo:rsid="0035c4fa" officeooo:paragraph-rsid="0035c4fa" style:font-name-asian="Andale Sans UI" style:font-name-complex="Tahoma"/>
    </style:style>
    <style:style style:name="P49" style:family="paragraph" style:parent-style-name="Standard">
      <style:text-properties style:font-name="Times New Roman" style:text-underline-style="solid" style:text-underline-width="auto" style:text-underline-color="font-color" fo:font-weight="bold" officeooo:rsid="003f3ab9" officeooo:paragraph-rsid="00372e70" style:font-name-asian="Andale Sans UI" style:font-weight-asian="bold" style:font-name-complex="Tahoma" style:font-weight-complex="bold"/>
    </style:style>
    <style:style style:name="P50" style:family="paragraph" style:parent-style-name="Standard">
      <style:text-properties style:font-name="Times New Roman" fo:font-weight="bold" officeooo:rsid="00346a2d" officeooo:paragraph-rsid="00346a2d" style:font-name-asian="Andale Sans UI" style:font-weight-asian="bold" style:font-name-complex="Tahoma" style:font-weight-complex="bold"/>
    </style:style>
    <style:style style:name="P51" style:family="paragraph" style:parent-style-name="Standard">
      <style:text-properties style:font-name="Times New Roman" style:text-underline-style="none" fo:font-weight="normal" officeooo:rsid="00405bfa" officeooo:paragraph-rsid="00405bfa" style:font-name-asian="Andale Sans UI" style:font-weight-asian="normal" style:font-name-complex="Tahoma" style:font-weight-complex="normal"/>
    </style:style>
    <style:style style:name="P52" style:family="paragraph" style:parent-style-name="Standard">
      <style:text-properties style:font-name="Times New Roman" style:text-underline-style="none" fo:font-weight="normal" officeooo:rsid="0040b04e" officeooo:paragraph-rsid="0040b04e" style:font-name-asian="Andale Sans UI" style:font-weight-asian="normal" style:font-name-complex="Tahoma" style:font-weight-complex="normal"/>
    </style:style>
    <style:style style:name="P53" style:family="paragraph">
      <style:paragraph-properties fo:text-align="center"/>
    </style:style>
    <style:style style:name="P54" style:family="paragraph">
      <loext:graphic-properties draw:fill-color="#ffffff"/>
      <style:paragraph-properties fo:text-align="center"/>
    </style:style>
    <style:style style:name="T1" style:family="text">
      <style:text-properties style:font-name="Times New Roman1" style:font-name-asian="Times New Roman1" style:font-name-complex="Times New Roman1"/>
    </style:style>
    <style:style style:name="T2" style:family="text">
      <style:text-properties fo:font-weight="bold" style:font-weight-asian="bold" style:font-weight-complex="bold"/>
    </style:style>
    <style:style style:name="T3" style:family="text">
      <style:text-properties officeooo:rsid="001d5c59"/>
    </style:style>
    <style:style style:name="T4" style:family="text">
      <style:text-properties officeooo:rsid="001f2b18"/>
    </style:style>
    <style:style style:name="T5" style:family="text">
      <style:text-properties officeooo:rsid="0023d8ff"/>
    </style:style>
    <style:style style:name="T6" style:family="text">
      <style:text-properties officeooo:rsid="0024f378"/>
    </style:style>
    <style:style style:name="T7" style:family="text">
      <style:text-properties officeooo:rsid="0025e8ee"/>
    </style:style>
    <style:style style:name="T8" style:family="text">
      <style:text-properties officeooo:rsid="0036cc02"/>
    </style:style>
    <style:style style:name="T9" style:family="text">
      <style:text-properties officeooo:rsid="003707cf"/>
    </style:style>
    <style:style style:name="T10" style:family="text">
      <style:text-properties officeooo:rsid="003875c0"/>
    </style:style>
    <style:style style:name="T11" style:family="text">
      <style:text-properties officeooo:rsid="003d7c70"/>
    </style:style>
    <style:style style:name="T12" style:family="text">
      <style:text-properties officeooo:rsid="003f37ee"/>
    </style:style>
    <style:style style:name="T13" style:family="text">
      <style:text-properties officeooo:rsid="00405bfa"/>
    </style:style>
    <style:style style:name="T14" style:family="text">
      <style:text-properties officeooo:rsid="00469ee2"/>
    </style:style>
    <style:style style:name="T15" style:family="text">
      <style:text-properties officeooo:rsid="0049fdd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0.526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18cm" fo:min-width="1.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476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005cm" fo:min-width="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393cm" fo:min-width="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926cm" fo:min-width="2.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textarea-horizontal-align="justify" draw:textarea-vertical-align="middle" draw:auto-grow-height="false" fo:min-height="0.834cm" fo:min-width="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535cm" fo:min-width="3.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535cm" fo:min-width="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637cm" fo:min-width="1.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programa es un conjunto de instrucciones relacionadas entre si, que siguen una secuencia de pasos y que nos lleva a la solucion de un problema. Todo programa tiene un punto de inicio y de fin.</text:p>
      <text:p text:style-name="P1"/>
      <text:p text:style-name="P6">Estructura general de un programa:</text:p>
      <text:p text:style-name="P1"/>
      <text:p text:style-name="P2">Inicio <text:span text:style-name="T1">→</text:span> Instucciones <text:span text:style-name="T1">→</text:span> Fin</text:p>
      <text:p text:style-name="P1"/>
      <text:p text:style-name="P1">Dentro de las instruciones puede haber subprogramas o algoritmos para resolver el problema</text:p>
      <text:p text:style-name="P1"/>
      <text:p text:style-name="P1"><text:span text:style-name="T2">Caja blanca:</text:span> Cuando conocemos el algoritmo de un programa.</text:p>
      <text:p text:style-name="P1"><text:span text:style-name="T2">Caja negra:</text:span> Cuando desconocemos el algoritmo de un programa pero si su resultados dado X datos <text:span text:style-name="T3">de entrada</text:span>.</text:p>
      <text:p text:style-name="P1"/>
      <text:p text:style-name="P3">Un algoritmo es un conjunto ordenado y finito de operaciones que resuelven un problema.</text:p>
      <text:p text:style-name="P3"/>
      <text:p text:style-name="P5">Condiciones que cumple un algoritmo:</text:p>
      <text:list xml:id="list3705543641" text:style-name="L1">
        <text:list-item>
          <text:p text:style-name="P35">Que sea correcto. <text:span text:style-name="T4">(Siempre resuelva el problema, si falla una vez no es válido.)</text:span></text:p>
        </text:list-item>
        <text:list-item>
          <text:p text:style-name="P36">Que sea finito.</text:p>
        </text:list-item>
        <text:list-item>
          <text:p text:style-name="P36">Que sea flexible.</text:p>
        </text:list-item>
        <text:list-item>
          <text:p text:style-name="P36">Que se claro.</text:p>
        </text:list-item>
        <text:list-item>
          <text:p text:style-name="P36">Que sea eficiente.</text:p>
        </text:list-item>
        <text:list-item>
          <text:p text:style-name="P36">Que sea portable.</text:p>
        </text:list-item>
      </text:list>
      <text:p text:style-name="P4"/>
      <text:p text:style-name="P7">Pasos para crear un algoritmo:</text:p>
      <text:p text:style-name="P4"/>
      <text:list xml:id="list2171632285" text:style-name="L2">
        <text:list-item>
          <text:p text:style-name="P37">Identifico el problema.</text:p>
        </text:list-item>
        <text:list-item>
          <text:p text:style-name="P37">Planteo la solución.</text:p>
        </text:list-item>
        <text:list-item>
          <text:p text:style-name="P37">Solución.</text:p>
        </text:list-item>
        <text:list-item>
          <text:p text:style-name="P37">Algoritmo.</text:p>
          <text:list>
            <text:list-item>
              <text:p text:style-name="P38">Pseudocódigo.</text:p>
            </text:list-item>
            <text:list-item>
              <text:p text:style-name="P38">Diagrama de flujos de datos (DFD).</text:p>
            </text:list-item>
          </text:list>
        </text:list-item>
        <text:list-item>
          <text:p text:style-name="P38">Codifico en lenguaje.</text:p>
        </text:list-item>
        <text:list-item>
          <text:p text:style-name="P38">Depuración.</text:p>
        </text:list-item>
      </text:list>
      <text:p text:style-name="P9"/>
      <text:p text:style-name="P8">Medios que representan un algoritmo:</text:p>
      <text:p text:style-name="P9"><text:span text:style-name="T2">Pseudocódigo:</text:span> representa un algoritmo mediante un lenguaje "coloquial" en español.</text:p>
      <text:p text:style-name="P9"/>
      <text:p text:style-name="P10">Esquema de pseudocódigo:</text:p>
      <text:list xml:id="list3288643774" text:style-name="L3">
        <text:list-item>
          <text:p text:style-name="P39">PROGRAMA: Nombre programa.</text:p>
        </text:list-item>
        <text:list-item>
          <text:p text:style-name="P39">ENTORNO: Declaracion variables y constantes del programa.</text:p>
        </text:list-item>
        <text:list-item>
          <text:p text:style-name="P39">ALGORITMO: Instrucciones para resolver el problema.</text:p>
        </text:list-item>
        <text:list-item>
          <text:p text:style-name="P39">FIN: Nombre programa.</text:p>
        </text:list-item>
      </text:list>
      <text:p text:style-name="P9"/>
      <text:p text:style-name="P9"/>
      <text:p text:style-name="P9"/>
      <text:p text:style-name="P9"/>
      <text:p text:style-name="P9"/>
      <text:p text:style-name="P9"/>
      <text:p text:style-name="P9"/>
      <text:p text:style-name="P9"/>
      <text:p text:style-name="P9"/>
      <text:p text:style-name="P9"><text:span text:style-name="T2">DFD:</text:span> representa mediante flujos gráficos un algoritmo.</text:p>
      <text:p text:style-name="P9"><draw:custom-shape text:anchor-type="paragraph" draw:z-index="0" draw:style-name="gr1" svg:width="2.25cm" svg:height="0.742cm" svg:x="0.019cm" svg:y="0.34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9"><text:tab/><text:tab/><text:span text:style-name="T5">Representa tanto el inicio como el fin.</text:span></text:p>
      <text:p text:style-name="P9"/>
      <text:p text:style-name="P9"><draw:line text:anchor-type="paragraph" draw:z-index="1" draw:style-name="gr2" draw:text-style-name="P53" svg:x1="0.337cm" svg:y1="0.335cm" svg:x2="2.083cm" svg:y2="0.361cm"><text:p/></draw:line><draw:line text:anchor-type="paragraph" draw:z-index="2" draw:style-name="gr2" draw:text-style-name="P53" svg:x1="1.713cm" svg:y1="0.044cm" svg:x2="2.083cm" svg:y2="0.362cm"><text:p/></draw:line><draw:line text:anchor-type="paragraph" draw:z-index="3" draw:style-name="gr2" draw:text-style-name="P53" svg:x1="1.766cm" svg:y1="0.759cm" svg:x2="2.084cm" svg:y2="0.362cm"><text:p/></draw:line><text:tab/><text:tab/><text:span text:style-name="T5">Representa los flujos del algoritmo.</text:span></text:p>
      <text:p text:style-name="P9"><draw:custom-shape text:anchor-type="paragraph" draw:z-index="4" draw:style-name="gr3" svg:width="1.906cm" svg:height="0.662cm" svg:x="0.39cm" svg:y="0.404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9"><text:tab/><text:tab/><text:span text:style-name="T5">Representa la E/S con el sistema.</text:span></text:p>
      <text:p text:style-name="P9"><draw:custom-shape text:anchor-type="paragraph" draw:z-index="5" draw:style-name="gr4" svg:width="1.879cm" svg:height="0.953cm" svg:x="0.31cm" svg:y="0.25cm"><text:p/><draw:enhanced-geometry svg:viewBox="0 0 21600 21600" draw:glue-points="10800 0 0 10800 10800 21600 21600 10800" draw:text-areas="5400 5400 16200 16200" draw:type="diamond" draw:enhanced-path="M 10800 0 L 21600 10800 10800 21600 0 10800 10800 0 Z N"/></draw:custom-shape></text:p>
      <text:p text:style-name="P9"><text:tab/><text:tab/><text:span text:style-name="T5">Representa una condición booleana.</text:span></text:p>
      <text:p text:style-name="P9"><draw:custom-shape text:anchor-type="paragraph" draw:z-index="6" draw:style-name="gr5" svg:width="1.853cm" svg:height="1.006cm" svg:x="0.099cm" svg:y="0.46cm"><text:p/><draw:enhanced-geometry svg:viewBox="0 0 21600 21600" draw:type="rectangle" draw:enhanced-path="M 0 0 L 21600 0 21600 21600 0 21600 0 0 Z N"/></draw:custom-shape></text:p>
      <text:p text:style-name="P9"><draw:line text:anchor-type="paragraph" draw:z-index="7" draw:style-name="gr2" draw:text-style-name="P53" svg:x1="1.078cm" svg:y1="1.27cm" svg:x2="1.078cm" svg:y2="2.143cm"><text:p/></draw:line><draw:line text:anchor-type="paragraph" draw:z-index="8" draw:style-name="gr2" draw:text-style-name="P53" svg:x1="1.343cm" svg:y1="1.773cm" svg:x2="1.078cm" svg:y2="2.143cm"><text:p/></draw:line><draw:line text:anchor-type="paragraph" draw:z-index="9" draw:style-name="gr2" draw:text-style-name="P53" svg:x1="0.681cm" svg:y1="1.773cm" svg:x2="1.078cm" svg:y2="2.143cm"><text:p/></draw:line><draw:custom-shape text:anchor-type="paragraph" draw:z-index="10" draw:style-name="gr6" draw:text-style-name="P54" svg:width="0.556cm" svg:height="0.556cm" svg:x="0.787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style-name="gr2" draw:text-style-name="P53" svg:x1="0.231cm" svg:y1="2.408cm" svg:x2="0.787cm" svg:y2="2.408cm"><text:p/></draw:line><draw:line text:anchor-type="paragraph" draw:z-index="12" draw:style-name="gr2" draw:text-style-name="P53" svg:x1="0.443cm" svg:y1="1.984cm" svg:x2="0.787cm" svg:y2="2.407cm"><text:p/></draw:line><draw:line text:anchor-type="paragraph" draw:z-index="13" draw:style-name="gr2" draw:text-style-name="P53" svg:x1="0.575cm" svg:y1="2.858cm" svg:x2="0.787cm" svg:y2="2.408cm"><text:p/></draw:line><draw:line text:anchor-type="paragraph" draw:z-index="14" draw:style-name="gr2" draw:text-style-name="P53" svg:x1="1.078cm" svg:y1="2.699cm" svg:x2="1.078cm" svg:y2="3.44cm"><text:p/></draw:line><draw:line text:anchor-type="paragraph" draw:z-index="15" draw:style-name="gr2" draw:text-style-name="P53" svg:x1="0.707cm" svg:y1="3.096cm" svg:x2="1.077cm" svg:y2="3.44cm"><text:p/></draw:line><draw:line text:anchor-type="paragraph" draw:z-index="16" draw:style-name="gr2" draw:text-style-name="P53" svg:x1="1.422cm" svg:y1="3.069cm" svg:x2="1.078cm" svg:y2="3.439cm"><text:p/></draw:line><text:tab/><text:tab/><text:span text:style-name="T5">Representa un proceso.</text:span></text:p>
      <text:p text:style-name="P9"/>
      <text:p text:style-name="P9"/>
      <text:p text:style-name="P9"><draw:custom-shape text:anchor-type="paragraph" draw:z-index="17" draw:style-name="gr7" svg:width="2.038cm" svg:height="0.927cm" svg:x="0.125cm" svg:y="2.667cm"><text:p/><draw:enhanced-geometry svg:viewBox="0 0 21600 21600" draw:type="rectangle" draw:enhanced-path="M 0 0 L 21600 0 21600 21600 0 21600 0 0 Z N"/></draw:custom-shape><text:tab/><text:tab/><text:span text:style-name="T5">Representa la unión de dos caminos en uno.</text:span></text:p>
      <text:p text:style-name="P9"/>
      <text:p text:style-name="P9"/>
      <text:p text:style-name="P9"/>
      <text:p text:style-name="P9"/>
      <text:p text:style-name="P9"><draw:custom-shape text:anchor-type="paragraph" draw:z-index="18" draw:style-name="gr8" svg:width="2.038cm" svg:height="1.668cm" svg:x="0.125cm" svg:y="0.316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9" draw:style-name="gr4" svg:width="1.879cm" svg:height="0.953cm" svg:x="-0.616cm" svg:y="2.182cm"><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20" draw:style-name="gr2" draw:text-style-name="P53" svg:x1="-1.448cm" svg:y1="3.138cm" svg:x2="3.05cm" svg:y2="3.138cm"><text:p/></draw:line><draw:line text:anchor-type="paragraph" draw:z-index="21" draw:style-name="gr2" draw:text-style-name="P53" svg:x1="-1.422cm" svg:y1="4.064cm" svg:x2="-1.448cm" svg:y2="3.138cm"><text:p/></draw:line><draw:line text:anchor-type="paragraph" draw:z-index="22" draw:style-name="gr2" draw:text-style-name="P53" svg:x1="0.324cm" svg:y1="4.091cm" svg:x2="0.298cm" svg:y2="3.138cm"><text:p/></draw:line><draw:line text:anchor-type="paragraph" draw:z-index="23" draw:style-name="gr2" draw:text-style-name="P53" svg:x1="2.282cm" svg:y1="4.17cm" svg:x2="2.256cm" svg:y2="3.138cm"><text:p/></draw:line><draw:line text:anchor-type="paragraph" draw:z-index="24" draw:style-name="gr2" draw:text-style-name="P53" svg:x1="3.023cm" svg:y1="4.249cm" svg:x2="3.049cm" svg:y2="3.138cm"><text:p/></draw:line><draw:line text:anchor-type="paragraph" draw:z-index="25" draw:style-name="gr2" draw:text-style-name="P53" svg:x1="3.261cm" svg:y1="3.932cm" svg:x2="3.023cm" svg:y2="4.25cm"><text:p/></draw:line><draw:line text:anchor-type="paragraph" draw:z-index="26" draw:style-name="gr2" draw:text-style-name="P53" svg:x1="2.785cm" svg:y1="3.985cm" svg:x2="3.023cm" svg:y2="4.25cm"><text:p/></draw:line><draw:line text:anchor-type="paragraph" draw:z-index="27" draw:style-name="gr2" draw:text-style-name="P53" svg:x1="2.52cm" svg:y1="3.958cm" svg:x2="2.282cm" svg:y2="4.17cm"><text:p/></draw:line><draw:line text:anchor-type="paragraph" draw:z-index="28" draw:style-name="gr2" draw:text-style-name="P53" svg:x1="2.044cm" svg:y1="3.985cm" svg:x2="2.282cm" svg:y2="4.17cm"><text:p/></draw:line><draw:line text:anchor-type="paragraph" draw:z-index="29" draw:style-name="gr2" draw:text-style-name="P53" svg:x1="0.537cm" svg:y1="3.852cm" svg:x2="0.325cm" svg:y2="4.09cm"><text:p/></draw:line><draw:line text:anchor-type="paragraph" draw:z-index="30" draw:style-name="gr2" draw:text-style-name="P53" svg:x1="0.06cm" svg:y1="3.932cm" svg:x2="0.325cm" svg:y2="4.091cm"><text:p/></draw:line><draw:line text:anchor-type="paragraph" draw:z-index="31" draw:style-name="gr2" draw:text-style-name="P53" svg:x1="-1.607cm" svg:y1="3.826cm" svg:x2="-1.422cm" svg:y2="4.064cm"><text:p/></draw:line><draw:line text:anchor-type="paragraph" draw:z-index="32" draw:style-name="gr2" draw:text-style-name="P53" svg:x1="-1.104cm" svg:y1="3.852cm" svg:x2="-1.422cm" svg:y2="4.064cm"><text:p/></draw:line><text:tab/><text:tab/><text:span text:style-name="T6">Representa el salto de una página a la otra.</text:span></text:p>
      <text:p text:style-name="P9"/>
      <text:p text:style-name="P9"/>
      <text:p text:style-name="P9"/>
      <text:p text:style-name="P9"><draw:custom-shape text:anchor-type="paragraph" draw:z-index="33" draw:style-name="gr9" svg:width="3.148cm" svg:height="1.535cm" svg:x="-1.21cm" svg:y="2.725cm"><text:p/><draw:enhanced-geometry svg:viewBox="0 0 21600 21600" draw:type="rectangle" draw:enhanced-path="M 0 0 L 21600 0 21600 21600 0 21600 0 0 Z N"/></draw:custom-shape><draw:custom-shape text:anchor-type="paragraph" draw:z-index="34" draw:style-name="gr10" svg:width="2.091cm" svg:height="1.535cm" svg:x="-0.628cm" svg:y="2.725cm"><text:p/><draw:enhanced-geometry svg:viewBox="0 0 21600 21600" draw:type="rectangle" draw:enhanced-path="M 0 0 L 21600 0 21600 21600 0 21600 0 0 Z N"/></draw:custom-shape><text:tab/><text:tab/><text:span text:style-name="T6">Representa un switch.</text:span></text:p>
      <text:p text:style-name="P9"/>
      <text:p text:style-name="P9"/>
      <text:p text:style-name="P9"/>
      <text:p text:style-name="P9"/>
      <text:p text:style-name="P9"/>
      <text:p text:style-name="P9"><draw:custom-shape text:anchor-type="paragraph" draw:z-index="35" draw:style-name="gr11" svg:width="3.229cm" svg:height="0.636cm" svg:x="-1.263cm" svg:y="1.974cm"><text:p/><draw:enhanced-geometry svg:viewBox="0 0 21600 21600" draw:glue-points="10800 0 0 10800 10800 21600 21600 10800" draw:text-areas="4350 0 17250 21600" draw:type="flowchart-preparation" draw:enhanced-path="M 4350 0 L 17250 0 21600 10800 17250 21600 4350 21600 0 10800 4350 0 Z N"/></draw:custom-shape><text:tab/><text:tab/><text:span text:style-name="T7">Representa un subproceso (una función).</text:span></text:p>
      <text:p text:style-name="P9"/>
      <text:p text:style-name="P9"/>
      <text:p text:style-name="P9"/>
      <text:p text:style-name="P9"><text:tab/><text:tab/><text:span text:style-name="T7">Representa un for/while.</text:span></text:p>
      <text:p text:style-name="P9"/>
      <text:p text:style-name="P9"><draw:line text:anchor-type="paragraph" draw:z-index="37" draw:style-name="gr2" draw:text-style-name="P53" svg:x1="1.568cm" svg:y1="0.243cm" svg:x2="1.118cm" svg:y2="0.746cm"><text:p/></draw:line></text:p>
      <text:p text:style-name="P12"><draw:line text:anchor-type="paragraph" draw:z-index="36" draw:style-name="gr2" draw:text-style-name="P53" svg:x1="1.118cm" svg:y1="0.233cm" svg:x2="2.758cm" svg:y2="0.259cm"><text:p/></draw:line><draw:line text:anchor-type="paragraph" draw:z-index="38" draw:style-name="gr2" draw:text-style-name="P53" svg:x1="1.594cm" svg:y1="0.656cm" svg:x2="1.118cm" svg:y2="0.233cm"><text:p/></draw:line>X <text:tab/><text:tab/><text:tab/>Y <text:tab/>Representa la asignación del valor Y a la variable X.</text:p>
      <text:p text:style-name="P9"/>
      <text:p text:style-name="P11"><text:span text:style-name="T2">Operadores unitarios:</text:span> -, <text:span text:style-name="T1">√</text:span></text:p>
      <text:p text:style-name="P13"><text:span text:style-name="T2">Operadores binarios:</text:span> +, - , *, /, %</text:p>
      <text:p text:style-name="P14"><text:span text:style-name="T2">Operadores de comparacion:</text:span> =, &gt;, &gt;= ,&lt;, &lt;= , &lt; &gt;</text:p>
      <text:p text:style-name="P15"><text:span text:style-name="T2">Operadores lógicos</text:span> obtienen V/F al evaluar una expresión booleana.</text:p>
      <text:p text:style-name="P16"/>
      <table:table table:name="Tabla1" table:style-name="Tabla1">
        <table:table-column table:style-name="Tabla1.A" table:number-columns-repeated="2"/>
        <table:table-column table:style-name="Tabla1.C"/>
        <table:table-column table:style-name="Tabla1.D"/>
        <table:table-column table:style-name="Tabla1.E"/>
        <table:table-column table:style-name="Tabla1.F"/>
        <table:table-row>
          <table:table-cell table:style-name="Tabla1.A1" office:value-type="string">
            <text:p text:style-name="P32">N1</text:p>
          </table:table-cell>
          <table:table-cell table:style-name="Tabla1.A1" office:value-type="string">
            <text:p text:style-name="P32">N2</text:p>
          </table:table-cell>
          <table:table-cell table:style-name="Tabla1.A1" office:value-type="string">
            <text:p text:style-name="P32">Y</text:p>
          </table:table-cell>
          <table:table-cell table:style-name="Tabla1.A1" office:value-type="string">
            <text:p text:style-name="P32">O</text:p>
          </table:table-cell>
          <table:table-cell table:style-name="Tabla1.A1" office:value-type="string">
            <text:p text:style-name="P32">O-EXC</text:p>
          </table:table-cell>
          <table:table-cell table:style-name="Tabla1.F1" office:value-type="string">
            <text:p text:style-name="P32">NO(N1)</text:p>
          </table:table-cell>
        </table:table-row>
        <table:table-row>
          <table:table-cell table:style-name="Tabla1.A5" office:value-type="string">
            <text:p text:style-name="P31">0</text:p>
          </table:table-cell>
          <table:table-cell table:style-name="Tabla1.B5" office:value-type="string">
            <text:p text:style-name="P31">0</text:p>
          </table:table-cell>
          <table:table-cell table:style-name="Tabla1.C2" office:value-type="string">
            <text:p text:style-name="P31">0</text:p>
          </table:table-cell>
          <table:table-cell table:style-name="Tabla1.D5" office:value-type="string">
            <text:p text:style-name="P31">0</text:p>
          </table:table-cell>
          <table:table-cell table:style-name="Tabla1.E5" office:value-type="string">
            <text:p text:style-name="P31">0</text:p>
          </table:table-cell>
          <table:table-cell table:style-name="Tabla1.F2" office:value-type="string">
            <text:p text:style-name="P31">1</text:p>
          </table:table-cell>
        </table:table-row>
        <table:table-row>
          <table:table-cell table:style-name="Tabla1.A5" office:value-type="string">
            <text:p text:style-name="P31">0</text:p>
          </table:table-cell>
          <table:table-cell table:style-name="Tabla1.B5" office:value-type="string">
            <text:p text:style-name="P31">1</text:p>
          </table:table-cell>
          <table:table-cell table:style-name="Tabla1.C3" office:value-type="string">
            <text:p text:style-name="P31">0</text:p>
          </table:table-cell>
          <table:table-cell table:style-name="Tabla1.D5" office:value-type="string">
            <text:p text:style-name="P31">1</text:p>
          </table:table-cell>
          <table:table-cell table:style-name="Tabla1.E5" office:value-type="string">
            <text:p text:style-name="P31">1</text:p>
          </table:table-cell>
          <table:table-cell table:style-name="Tabla1.F3" office:value-type="string">
            <text:p text:style-name="P31">1</text:p>
          </table:table-cell>
        </table:table-row>
        <table:table-row>
          <table:table-cell table:style-name="Tabla1.A5" office:value-type="string">
            <text:p text:style-name="P31">1</text:p>
          </table:table-cell>
          <table:table-cell table:style-name="Tabla1.B5" office:value-type="string">
            <text:p text:style-name="P31">0</text:p>
          </table:table-cell>
          <table:table-cell table:style-name="Tabla1.C4" office:value-type="string">
            <text:p text:style-name="P31">0</text:p>
          </table:table-cell>
          <table:table-cell table:style-name="Tabla1.D5" office:value-type="string">
            <text:p text:style-name="P31">1</text:p>
          </table:table-cell>
          <table:table-cell table:style-name="Tabla1.E5" office:value-type="string">
            <text:p text:style-name="P31">1</text:p>
          </table:table-cell>
          <table:table-cell table:style-name="Tabla1.F4" office:value-type="string">
            <text:p text:style-name="P31">0</text:p>
          </table:table-cell>
        </table:table-row>
        <table:table-row>
          <table:table-cell table:style-name="Tabla1.A5" office:value-type="string">
            <text:p text:style-name="P31">1</text:p>
          </table:table-cell>
          <table:table-cell table:style-name="Tabla1.B5" office:value-type="string">
            <text:p text:style-name="P31">1</text:p>
          </table:table-cell>
          <table:table-cell table:style-name="Tabla1.C5" office:value-type="string">
            <text:p text:style-name="P31">1</text:p>
          </table:table-cell>
          <table:table-cell table:style-name="Tabla1.D5" office:value-type="string">
            <text:p text:style-name="P31">1</text:p>
          </table:table-cell>
          <table:table-cell table:style-name="Tabla1.E5" office:value-type="string">
            <text:p text:style-name="P31">0</text:p>
          </table:table-cell>
          <table:table-cell table:style-name="Tabla1.F5" office:value-type="string">
            <text:p text:style-name="P31">0</text:p>
          </table:table-cell>
        </table:table-row>
      </table:table>
      <text:p text:style-name="P16"/>
      <text:p text:style-name="P40"/>
      <text:p text:style-name="P17">El operador más prioritario es el paréntesis seguido de la potencia y la raiz (en caso de "empate" va de izquierda a derecha), luego multiplicaciones y divisiones y por ultimo sumas y restas.</text:p>
      <text:p text:style-name="P18"><text:soft-page-break/>Las instrucciones que aparecen en un algoritmo se clasifican en tres tipos:</text:p>
      <text:p text:style-name="P18"/>
      <text:p text:style-name="P18"><text:span text:style-name="T2">Primitivas: </text:span>Son las que el procesador sabe procesar directamente. (Asignación, entrada,salida).</text:p>
      <text:p text:style-name="P18"><text:span text:style-name="T2">Declaración:</text:span> (Simples y compuestas).</text:p>
      <text:p text:style-name="P18"><text:span text:style-name="T2">Control de flujo:</text:span> Cambia el orden natural del flujo (Simples, compuestas, repetitivas).</text:p>
      <text:p text:style-name="P19"/>
      <text:p text:style-name="P20">Control de flujo en pseudocódigo:</text:p>
      <text:p text:style-name="P20"/>
      <table:table table:name="Tabla2" table:style-name="Tabla2">
        <table:table-column table:style-name="Tabla2.A" table:number-columns-repeated="2"/>
        <table:table-column table:style-name="Tabla2.C"/>
        <table:table-row>
          <table:table-cell table:style-name="Tabla2.A1" office:value-type="string">
            <text:p text:style-name="P33">Simple:</text:p>
          </table:table-cell>
          <table:table-cell table:style-name="Tabla2.A1" office:value-type="string">
            <text:p text:style-name="P33">Compuestas:</text:p>
          </table:table-cell>
          <table:table-cell table:style-name="Tabla2.A1" office:value-type="string">
            <text:p text:style-name="P34">Repetitivas:</text:p>
          </table:table-cell>
        </table:table-row>
        <table:table-row>
          <table:table-cell table:style-name="Tabla2.A2" office:value-type="string">
            <text:p text:style-name="P43">SI (<text:span text:style-name="T9">a</text:span>&gt;3) ENTONCES</text:p>
            <text:p text:style-name="P43"><text:s text:c="5"/>...</text:p>
            <text:p text:style-name="P43"><text:s text:c="5"/>..</text:p>
            <text:p text:style-name="P43"><text:s text:c="5"/>...</text:p>
            <text:p text:style-name="P43"><text:s text:c="5"/>..</text:p>
            <text:p text:style-name="P43"><text:s text:c="5"/>...</text:p>
            <text:p text:style-name="P43">FINSI</text:p>
          </table:table-cell>
          <table:table-cell table:style-name="Tabla2.A2" office:value-type="string">
            <text:p text:style-name="P43">SI (<text:span text:style-name="T9">a&gt;</text:span>3) ENTONCES</text:p>
            <text:p text:style-name="P43"><text:s text:c="5"/>...</text:p>
            <text:p text:style-name="P43"><text:s text:c="5"/>..</text:p>
            <text:p text:style-name="P48">SINO</text:p>
            <text:p text:style-name="P43"><text:s text:c="5"/>..</text:p>
            <text:p text:style-name="P43"><text:s text:c="5"/>...</text:p>
            <text:p text:style-name="P43">FINSI</text:p>
          </table:table-cell>
          <table:table-cell table:style-name="Tabla2.C2" office:value-type="string">
            <text:p text:style-name="P45">(While)</text:p>
            <text:p text:style-name="P43"><text:span text:style-name="T8">MIENTRAS </text:span>(<text:span text:style-name="T9">a</text:span>&gt;3) <text:span text:style-name="T8">HACER</text:span></text:p>
            <text:p text:style-name="P43"><text:s text:c="5"/>...</text:p>
            <text:p text:style-name="P43"><text:s text:c="5"/>..</text:p>
            <text:p text:style-name="P43"><text:s text:c="5"/>...</text:p>
            <text:p text:style-name="P43"><text:s text:c="5"/>..</text:p>
            <text:p text:style-name="P43"><text:s text:c="5"/>...</text:p>
            <text:p text:style-name="P43">FIN<text:span text:style-name="T8">MIENTRAS</text:span></text:p>
          </table:table-cell>
        </table:table-row>
        <table:table-row>
          <table:table-cell table:style-name="Tabla2.A2" table:number-rows-spanned="2" table:number-columns-spanned="2" office:value-type="string">
            <text:p text:style-name="P43"/>
          </table:table-cell>
          <table:covered-table-cell/>
          <table:table-cell table:style-name="Tabla2.C2" office:value-type="string">
            <text:p text:style-name="P46">(Do-While)</text:p>
            <text:p text:style-name="P47">HACER</text:p>
            <text:p text:style-name="P42"><text:s text:c="5"/>...</text:p>
            <text:p text:style-name="P42"><text:s text:c="5"/>..</text:p>
            <text:p text:style-name="P42"><text:s text:c="5"/>...</text:p>
            <text:p text:style-name="P42"><text:s text:c="5"/>..</text:p>
            <text:p text:style-name="P45">MIENTRAS (a&gt;3<text:span text:style-name="T12">)</text:span></text:p>
            <text:p text:style-name="P42">FIN<text:span text:style-name="T10">HACER</text:span></text:p>
          </table:table-cell>
        </table:table-row>
        <table:table-row>
          <table:covered-table-cell/>
          <table:covered-table-cell/>
          <table:table-cell table:style-name="Tabla2.A2" office:value-type="string">
            <text:p text:style-name="P41">(Switch)</text:p>
            <text:p text:style-name="P42"><text:span text:style-name="T11">CASO </text:span>(<text:span text:style-name="T9">a</text:span>&gt;3)</text:p>
            <text:p text:style-name="P44"><text:s text:c="8"/><text:span text:style-name="T11">CASO 1:</text:span></text:p>
            <text:p text:style-name="P44"><text:s text:c="13"/><text:span text:style-name="T11">codigo si vale 1</text:span></text:p>
            <text:p text:style-name="P44"><text:s text:c="8"/><text:span text:style-name="T11">CASO 2:</text:span></text:p>
            <text:p text:style-name="P44"><text:s text:c="13"/><text:span text:style-name="T11">codigo si vale 2</text:span></text:p>
            <text:p text:style-name="P44"><text:s text:c="8"/><text:span text:style-name="T11">CASO 3:</text:span></text:p>
            <text:p text:style-name="P44"><text:s text:c="13"/><text:span text:style-name="T11">codigo si vale 3</text:span></text:p>
            <text:p text:style-name="P44"><text:s text:c="8"/><text:span text:style-name="T11">DEFECTO:</text:span></text:p>
            <text:p text:style-name="P44"><text:s text:c="13"/><text:span text:style-name="T11">codigo por defecto</text:span></text:p>
            <text:p text:style-name="P44"/>
            <text:p text:style-name="P42">FIN<text:span text:style-name="T11">CASO</text:span></text:p>
          </table:table-cell>
        </table:table-row>
      </table:table>
      <text:p text:style-name="P49">Paradigmas de la programacion:</text:p>
      <text:p text:style-name="P21">En los lenguajes de programación actuales orientados a objetos se usa la separacioón de tareas es decir dividir un problema grande en varias funciones mas pequeñas, <text:span text:style-name="T13">todas las funciones devuelven un valor (incluso void). Cuando se llama a una función se invoca y el progrma deja el control y se lo dá a la función, cuando esta devuelve un valor/resultado se le devuelve el control al programa por la línea de ejecución que iba.</text:span></text:p>
      <text:p text:style-name="P21"/>
      <text:p text:style-name="P22">Cuando un código tiene muchas funciones se llama librería de funciones (dll) y un conjunto de librerías se les llama API.</text:p>
      <text:p text:style-name="P22">Toda función tiene un nombre (id) que es el que se usa para llamarla, el cual empieza por mayúscula. Toda función devuelve un valor y SOLO uno.</text:p>
      <text:p text:style-name="P22"/>
      <text:p text:style-name="P22"/>
      <text:p text:style-name="P23"><text:soft-page-break/>La firma de una función es --&gt; </text:p>
      <text:p text:style-name="P23"><text:tab/><text:tab/><text:span text:style-name="T2">tipoQueDevuelve NombreFuncion (valorQueRecibe tipoDelValorQueRecibe)</text:span></text:p>
      <text:p text:style-name="P23"><text:span text:style-name="T2"/></text:p>
      <text:p text:style-name="P24">Para obtener el valor de la funcion hay que poner un return para devolver el valor y finalizar la ejecución de la función el cual se puede poner donde interese.</text:p>
      <text:p text:style-name="P24"/>
      <text:p text:style-name="P25">El dato que se le pasa a una función se llama parámetro y pueden ser todos los que la función necesite pero solo devolvera un valor.</text:p>
      <text:p text:style-name="P25"/>
      <text:p text:style-name="P26">C# es un lenguaje de programación orientado a objetos conducido por eventos que sigue el paradigma de los lenguajes de programación orientado a objetos.</text:p>
      <text:p text:style-name="P26"/>
      <text:p text:style-name="P27">Clase: es un código que describe las características de un objeto real. <text:span text:style-name="T14">Los métodos de una clase definen el comportamiento de la misma y se llaman mediante mensajes.</text:span></text:p>
      <text:p text:style-name="P28"/>
      <text:p text:style-name="P29">Evento: es un suceso que se produce en el sistema el cual puede desencadenar una acción si alguien escucha dicho evento.</text:p>
      <text:p text:style-name="P29"/>
      <text:p text:style-name="P29">Estado interno: El contenido de una clase o método no tiene que ser siempre público. <text:span text:style-name="T15">Aquí tambien se usa la ocultación para ocultar código que no se vea fuera y para el usuario no estan disponibles, solo para mi programa.</text:span></text:p>
      <text:p text:style-name="P29"/>
      <text:p text:style-name="P30">Abstracción: Objeto basado a los de la vida real con características personalizadas.</text:p>
      <text:p text:style-name="P30"/>
      <text:p text:style-name="P30">Encapsulamiento: Es unificar todos los métodos que tienen relación con un objeto, se define una zona de código donde todas las características estan definida dentro de ese codigo (Ejemplo la clase coche tiene todos los métodos, funciones y variables que necesita en ella.).</text:p>
      <text:p text:style-name="P30"/>
      <text:p text:style-name="P30">Herencia: Consiste en heredar de una clase padre los métodos que interesen y sobrecargar más aun la clase pero dando otro objeto similar pero no igual al padre.</text:p>
      <text:p text:style-name="P30"/>
      <text:p text:style-name="P30">Poliformismo: El sistema puede identificar que objeto manda un mensaje (llamada <text:s/>a método) y ejecutar un código en función de quien lo ll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9M40S</meta:editing-duration>
    <meta:editing-cycles>33</meta:editing-cycles>
    <meta:generator>LibreOffice/5.4.2.2$Windows_X86_64 LibreOffice_project/22b09f6418e8c2d508a9eaf86b2399209b0990f4</meta:generator>
    <dc:date>2017-11-15T17:30:53.905000000</dc:date>
    <meta:document-statistic meta:table-count="2" meta:image-count="0" meta:object-count="0" meta:page-count="4" meta:paragraph-count="142" meta:word-count="903" meta:character-count="5411" meta:non-whitespace-character-count="4467"/>
    <meta:user-defined meta:name="Info 1"/>
    <meta:user-defined meta:name="Info 2"/>
    <meta:user-defined meta:name="Info 3"/>
    <meta:user-defined meta:name="Info 4"/>
  </office:meta>
</office:document-meta>
</file>